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569e" officeooo:paragraph-rsid="000d569e"/>
    </style:style>
    <style:style style:name="P2" style:family="paragraph" style:parent-style-name="Standard">
      <style:text-properties officeooo:rsid="000fb35b" officeooo:paragraph-rsid="000fb35b"/>
    </style:style>
    <style:style style:name="P3" style:family="paragraph" style:parent-style-name="Standard">
      <style:text-properties officeooo:rsid="001116c6" officeooo:paragraph-rsid="001116c6"/>
    </style:style>
    <style:style style:name="P4" style:family="paragraph" style:parent-style-name="Standard">
      <style:text-properties officeooo:rsid="001116c6" officeooo:paragraph-rsid="001128d8"/>
    </style:style>
    <style:style style:name="P5" style:family="paragraph" style:parent-style-name="Standard">
      <style:text-properties officeooo:rsid="001116c6" officeooo:paragraph-rsid="0014caf1"/>
    </style:style>
    <style:style style:name="P6" style:family="paragraph" style:parent-style-name="Standard">
      <style:text-properties officeooo:rsid="00114838" officeooo:paragraph-rsid="00114838"/>
    </style:style>
    <style:style style:name="P7" style:family="paragraph" style:parent-style-name="Standard">
      <style:text-properties officeooo:rsid="0012ec60" officeooo:paragraph-rsid="0012ec60"/>
    </style:style>
    <style:style style:name="P8" style:family="paragraph" style:parent-style-name="Standard">
      <style:text-properties officeooo:rsid="0014caf1" officeooo:paragraph-rsid="0014caf1"/>
    </style:style>
    <style:style style:name="P9" style:family="paragraph" style:parent-style-name="Standard">
      <style:text-properties officeooo:rsid="00152d8c" officeooo:paragraph-rsid="00157304"/>
    </style:style>
    <style:style style:name="P10" style:family="paragraph" style:parent-style-name="Standard">
      <style:text-properties officeooo:paragraph-rsid="001580ff"/>
    </style:style>
    <style:style style:name="T1" style:family="text">
      <style:text-properties officeooo:rsid="001116c6"/>
    </style:style>
    <style:style style:name="T2" style:family="text">
      <style:text-properties officeooo:rsid="001128d8"/>
    </style:style>
    <style:style style:name="T3" style:family="text">
      <style:text-properties officeooo:rsid="00114838"/>
    </style:style>
    <style:style style:name="T4" style:family="text">
      <style:text-properties style:font-name="sans-serif" fo:font-size="12pt"/>
    </style:style>
    <style:style style:name="T5" style:family="text">
      <style:text-properties style:font-name="sans-serif" fo:font-size="12pt" officeooo:rsid="0014caf1"/>
    </style:style>
    <style:style style:name="T6" style:family="text">
      <style:text-properties style:font-name="sans-serif" fo:font-size="10.5pt"/>
    </style:style>
    <style:style style:name="T7" style:family="text">
      <style:text-properties style:font-name="sans-serif" fo:font-size="9.75pt"/>
    </style:style>
    <style:style style:name="T8" style:family="text">
      <style:text-properties style:font-name="sans-serif" fo:font-size="8.25pt"/>
    </style:style>
    <style:style style:name="T9" style:family="text">
      <style:text-properties style:font-name="sans-serif" fo:font-size="6pt"/>
    </style:style>
    <style:style style:name="T10" style:family="text">
      <style:text-properties officeooo:rsid="001546a3"/>
    </style:style>
    <style:style style:name="T11" style:family="text">
      <style:text-properties officeooo:rsid="00157304"/>
    </style:style>
    <style:style style:name="T12" style:family="text">
      <style:text-properties officeooo:rsid="00158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dela</text:p>
      <text:p text:style-name="P1"/>
      <text:p text:style-name="P2"><text:tab/>Pčele se prema ulozi koje imaju dele na: matice, trutovi i radilice. Pošto nama u algoritmu nije od žnačaja stvaranje pčela, akcenat se stavlja na treću vrstu. Postoje dva tipa radilica – ižviđači (engl. scout bees) <text:span text:style-name="T11">i</text:span> skupljači (engl. forager bees).</text:p>
      <text:p text:style-name="P2"><text:tab/>Izviđači <text:s/>se kreću po prirodi u različitim pravcima. Kada pronađu izvor hrane, vraćaju se u košnicu <text:span text:style-name="T11">i</text:span> izvode pčelinji ples da bi objasnile drugim pčelama kako da stignu do hrane. Nakon toga se vraćaju na izvor, ali sada u pratnji drugih pčela. Broj pčela koji će im se pridružiti zavisi od kvaliteta poruke koju prenose.</text:p>
      <text:p text:style-name="P2"><text:tab/>Ono što se prirodno nameće je da je broj skupljača mnogo veći od broja izviđača. </text:p>
      <text:p text:style-name="P2"/>
      <text:p text:style-name="P2"><text:tab/>Skupljači <text:span text:style-name="T1">na osnovu izvedenog plesa odlučuju da li će poći do izvora hrane ili ne. Ako su zainteresovane, one kreću na put, a znaju da su na dobrom mestu tako što im je pčela izviđač osim putanje prenela i miris cveta na kom je bila.</text:span></text:p>
      <text:p text:style-name="P2"/>
      <text:p text:style-name="P2"/>
      <text:p text:style-name="P3">P<text:span text:style-name="T11">č</text:span>eljinji ples</text:p>
      <text:p text:style-name="P3"/>
      <text:p text:style-name="P4"><text:span text:style-name="T2"><text:tab/>Karl von Frisch, nemački zoolog je 1973. je otkrio da pčele među sobom k</text:span>omun<text:span text:style-name="T2">iciraju</text:span> ples<text:span text:style-name="T2">om</text:span>(engl. waggle dance). Na posebnom podijumu u košnici izvi<text:span text:style-name="T2">đ</text:span>ači prenose poruku u dve faze:</text:p>
      <text:p text:style-name="P3"><text:s text:c="14"/>-migoljenje</text:p>
      <text:p text:style-name="P3"><text:s text:c="14"/>-kruzni povratak, prvo u jednu, pa u drugu stranu</text:p>
      <text:p text:style-name="P4"><text:span text:style-name="T2">Ovako </text:span>se <text:span text:style-name="T2">ustvari</text:span> kodiraju smer, udaljenost i kvalitet izvora <text:span text:style-name="T2">hrane I pčele koje nikad nisu napuštale košnicu tačno znaju gde da idu</text:span>. </text:p>
      <text:p text:style-name="P4"><text:tab/><text:span text:style-name="T2">Najsloženiji podatak je smer. Pčele koriste položaj sunca. Ugao pod kojim pčela izvodi ples označava ugao u odnosu na pravac sunca pod kojim pcele treba da krenu ka cvetu. <text:s/></text:span></text:p>
      <text:p text:style-name="P7">PRIMER SLIKA</text:p>
      <text:p text:style-name="P6"><text:tab/>Udaljenost izvora se određuje na osnovu krive koju pčela izviđač opisuje prilikom plesa. Ako kruži izvor se nalazi u radijusu od 50m, ako je kriva u obliku znaka beskonačno, onda je izvor dalji od 150, a u ostalim slučajevima je izvor na udaljenosti 50-150m.</text:p>
      <text:p text:style-name="P3"><text:tab/><text:span text:style-name="T3">Pčela izviđač koja je posetila neki izvor hrane prenosi drugima informaciju o kvalitetu nektara preko brzine I trajanja plesa. Indrektno I drugi izviđači mogu da opisuju isti izvor, odnosno kvalitet je veći što je veći broj pčela koji oglašavaju isti izvor, samim tim sa njima će poći veći broj radilica.</text:span></text:p>
      <text:p text:style-name="P7">(http://www.zemris.fer.hr/~golub/ga/studenti/2011_klemen/Klemen_Dino_Diplomski_rad.pdf?fbclid=IwAR3DLcS5AHA280sGF6IDmlSpEJg7wNpJlCGTvknCL0Ah_OHHtOrDdVjMtCw)</text:p>
      <text:p text:style-name="P3"/>
      <text:p text:style-name="P3"/>
      <text:p text:style-name="P8">Dodatak za istoriju?????</text:p>
      <text:p text:style-name="P8"/>
      <text:p text:style-name="P5"><text:span text:style-name="T4">In the period 1999-2003, the basic concepts of BCO were introduced under the name Bee System, by Dusan Teodorovic (adviser) and PantaLucic (Ph.D. candidate) while doing research at Virginia Tech. </text:span></text:p>
      <text:p text:style-name="P3"/>
      <text:p text:style-name="P3"/>
      <text:p text:style-name="P3"/>
      <text:p text:style-name="P3"/>
      <text:p text:style-name="P3"/>
      <text:p text:style-name="P3"/>
      <text:p text:style-name="P3"/>
      <text:p text:style-name="P3"/>
      <text:p text:style-name="P3"/>
      <text:p text:style-name="P9"><text:soft-page-break/><text:span text:style-name="T11">Pseudokod tekst</text:span><text:tab/></text:p>
      <text:p text:style-name="P9"/>
      <text:p text:style-name="P9"><text:tab/>Različite putanje koje pčele prelaze predstavljaju različita rešenja. Kod leta unazad, svaka pčela deli informaciju o kvalitetu njihovog parcijalnog/celokupnog rešenja. U prirodi, pčele u košnici izvode ples I tako obaveštavaju ostale o količini hrane koju su našle, udaljenosti i pravcu izvora. <text:span text:style-name="T10">U algoritmu pretraživanja, do optimalnog rešenja se dolazi izračunavanjem funkcije cilja za svako parcijalno/cekokupno rešenje. </text:span></text:p>
      <text:p text:style-name="P3"/>
      <text:p text:style-name="P3"/>
      <text:p text:style-name="P3"/>
      <text:p text:style-name="Standard"><text:span text:style-name="T4">In the search algorithm, the announcement of thesolution quality is performed by the calculation of the objective function valuefor each partial/complete solution. Having all solutions evaluated, each bee de-cides with a certain probability whether it will stayloyalto its solution or not.The bees with better solutions have more chances to keep and advertise theirsolutions. Contrary to the bees in nature, artificial bees that are loyal to their par-tial/complete solutions are at the same time therecruiters, i.e., their solutions wouldbe considered by other bees. Once the solution is abandoned, the corresponding bee becomes uncommitted and has to select one of the advertised solutions. This decision is taken with a probability, such that better advertised solutions have greater opportunities to be chosen for further exploration. In such a way, with in each backward pass, all bees are divided into two groups (Rrecruiters, and re-mainingB</text:span>−<text:span text:style-name="T4">Runcommitted bees) as it is shown in Fig. 2. Values forRandB</text:span>−<text:span text:style-name="T4">Rare changing from one backward pass to another.Let us assume that after comparing all generated partial/complete solutions,Bee 1, from Fig. 1 decided to abandon its own solution and to join BeeB(seeFig. 3). Bee 1 and BeeB</text:span>“<text:span text:style-name="T4">fly together” along the path already generated by theBeeB. In practice, this means that partial/complete solution generated by BeeBisassociated (copied) to Bee 1 also (rectangles which denote solutions associated toBee 1 and BeeBare the same in Fig. 3). After that, both Bee 1 and BeeBare freeto make their individual decisions about the next step to be made. The Bees 2, 3,from previous example, keep already generated partial/complete solutions.In the next forward pass, according to the constructive BCO, each bee adds</text:span></text:p>
      <text:p text:style-name="Standard"><text:span text:style-name="T4">40</text:span><text:span text:style-name="T6">T. Davidovi</text:span> ́<text:span text:style-name="T6">c, D. Teodorovi</text:span> ́<text:span text:style-name="T6">c, M.</text:span>ˇ<text:span text:style-name="T6">Selmi</text:span> ́<text:span text:style-name="T6">c/BCO Part I: The Algorithm Overview</text:span><text:span text:style-name="T7">Figure 2: Recruiting of uncommitted followersFigure 3: The possible result of a recruiting process ins-th backward pass</text:span><text:span text:style-name="T4">new (different) components to the previously generated partial solution, whilein BCOi bees modify some components of the complete solutions in order togenerate higher quality ones. The described situation after the next forward passis illustrated in Fig. 4 (bees’ partial/complete solutions are changed, and it isshown symbolically by the associated rectangles with new patterns).</text:span><text:span text:style-name="T7">Figure 4: An example of partial/complete solutions after (s+1)-th forward pass</text:span><text:span text:style-name="T4">The two phases of the search algorithm, namely the forward and backwardpass, alternateNCtimes, i.e., until each bee completes the generation of its solution</text:span></text:p>
      <text:p text:style-name="P10"><text:span text:style-name="T6">T. Davidovi</text:span> ́<text:span text:style-name="T6">c, D. Teodorovi</text:span> ́<text:span text:style-name="T6">c, M.</text:span>ˇ<text:span text:style-name="T6">Selmi</text:span> ́<text:span text:style-name="T6">c/BCO Part I: The Algorithm Overview</text:span><text:span text:style-name="T4">41or performsNCsolution modifications. In former (constructive) variants of theBCO algorithm, parameterNCwas used to count the number of components to beadded to partial solutions during each forward pass. </text:span></text:p>
      <text:p text:style-name="P10"><text:span text:style-name="T4"/></text:p>
      <text:p text:style-name="P10"><text:span text:style-name="T4">Consecutively, the numberof forward/backward passes was calculated as a function ofNC. In order tounify the algorithm description, we changed the original meaning ofNCafter thedevelopment of BCOi. Some other modifications of BCO parameters can also befound in recent literature [36, 37]. In any </text:span><text:soft-page-break/><text:span text:style-name="T4">case,NCis a parameter used to define thefrequency of information exchange between bees. WhenNCsteps are completed,the best among allBsolutions is determined. It is then used to update global bestsolution and an iteration of BCO is accomplished. At this point, allBsolutionsare deleted and the new iteration could start. The BCO algorithm runs iterationby iteration until a stopping condition is met. The possible stopping conditioncould be, for example, the maximum number of iterations, the maximum numberof iterations without the improvement of the objective function value, maximumallowed CPU time, etc. At the end, the best found solution (the so called currentglobal best) is reported as the final one.</text:span></text:p>
      <text:p text:style-name="P10"><text:span text:style-name="T4"/></text:p>
      <text:p text:style-name="P10"><text:span text:style-name="T4">The BCO algorithm parameters whose values need to be set prior the algorithmexecution are:B — the number of bees involved in the search andNC — the number of forward (backward) passes constituting a single BCOiteration.The pseudo-code of the BCO algorithm is given in Fig. 5.Steps (1), (a) and (b) are problem dependent and should be resolved in eachBCO implementation. On the other hand, there are formulae specifying steps (c),loyalty decision, and (d), recruiting process, and they are described in the rest ofthis section.4.1. Loyalty DecisionAfter the completion of a forward pass, each bee decides whether to stay loyalto the previously discovered solution or not. This decision depends on the qualityof its own solution related to all other existing solutions. The probability thatb-thbee (at the beginning of the new forward pass) is loyal to its previously generatedpartial/complete solution is expressed as follows:p</text:span><text:span text:style-name="T8">u+1b</text:span><text:span text:style-name="T4">=e</text:span>−<text:span text:style-name="T9">Omax</text:span>−<text:span text:style-name="T9">Obu</text:span><text:span text:style-name="T4">,b=1,2,...,B(1)where:O</text:span><text:span text:style-name="T8">b</text:span><text:span text:style-name="T4">- denotes the normalized value for the objective function of partial/completesolution created by theb-th bee;O</text:span><text:span text:style-name="T8">max</text:span><text:span text:style-name="T4">- represents maximum over all normalized values of partial/complete solu-tions to be compared;u- counts the forward passes (taking values 1, 2, . . . ,NC).The normalization is performed in two ways, depending on whether a min-imization or maximization of the objective function is required.IfC</text:span><text:span text:style-name="T8">b</text:span><text:span text:style-name="T4">(b=</text:span></text:p>
      <text:p text:style-name="Standard"><text:span text:style-name="T4">42</text:span><text:span text:style-name="T6">T. Davidovi</text:span> ́<text:span text:style-name="T6">c, D. Teodorovi</text:span> ́<text:span text:style-name="T6">c, M.</text:span>ˇ<text:span text:style-name="T6">Selmi</text:span> ́<text:span text:style-name="T6">c/BCO Part I: The Algorithm Overview</text:span><text:span text:style-name="T4">Initialization: Read problem data, parameter values (BandNC),and stopping criterion.Do(1) Assign a(n) (empty) solution to each bee.(2)For(i=0;i&lt;NC;i+ +)//forward pass(a)For(b=0;b&lt;B;b+ +)For(s=0;s&lt;f(NC);s+ +)//count moves(i) Evaluate possible moves;(ii) Choose one move using the roulette wheel;//backward pass(b)For(b=0;b&lt;B;b+ +)Evaluate the (partial/complete) solution of beeb;(c)For(b=0;b&lt;B;b+ +)Loyalty decision for beeb;(d)For(b=0;b&lt;B;b+ +)If(bis uncommitted), choose a recruiter by the roulette wheel.(3) Evaluate all solutions and find the best one. Updatex</text:span><text:span text:style-name="T8">best</text:span><text:span text:style-name="T4">andf(x</text:span><text:span text:style-name="T8">best</text:span><text:span text:style-name="T4">)whilestopping criterion is not satisfied.return(x</text:span><text:span text:style-name="T8">best</text:span><text:span text:style-name="T4">,f(x</text:span><text:span text:style-name="T8">best</text:span><text:span text:style-name="T4">))</text:span><text:span text:style-name="T7">Figure 5: Pseudo-code for BCO</text:span><text:span text:style-name="T4">1,2,...,B) denotes the objective function value ofb-th bee partial/complete so-lution, normalized value of theC</text:span><text:span text:style-name="T8">b</text:span><text:span text:style-name="T4">in the case of minimization is calculated asfollows:O</text:span><text:span text:style-name="T8">b</text:span><text:span text:style-name="T4">=C</text:span><text:span text:style-name="T8">max</text:span>−<text:span text:style-name="T4">C</text:span><text:span text:style-name="T8">b</text:span><text:span text:style-name="T4">C</text:span><text:span text:style-name="T8">max</text:span>−<text:span text:style-name="T4">C</text:span><text:span text:style-name="T8">min</text:span><text:span text:style-name="T4">,b=1,2,...,B(2)whereC</text:span><text:span text:style-name="T8">min</text:span><text:span text:style-name="T4">andC</text:span><text:span text:style-name="T8">max</text:span><text:span text:style-name="T4">are the values of partial/complete solutions related to minimaland maximal objective function value, respectively, obtained by all engaged bees.From equation (2), it could be seen that ifb-th bee partial/complete solution iscloser to maximal value of all obtained solutions,C</text:span><text:span text:style-name="T8">m</text:span><text:span text:style-name="T4">ax, than its normalized value,O</text:span><text:span text:style-name="T8">b</text:span><text:span text:style-name="T4">, is smaller and vice versa.In the case of maximization criterion, normalized value of Cb is calculated asfollows:O</text:span><text:span text:style-name="T8">b</text:span><text:span text:style-name="T4">=C</text:span><text:span text:style-name="T8">b</text:span>−<text:span text:style-name="T4">C</text:span><text:span text:style-name="T8">max</text:span><text:span text:style-name="T4">C</text:span><text:span text:style-name="T8">max</text:span>−<text:span text:style-name="T4">C</text:span><text:span text:style-name="T8">min</text:span><text:span text:style-name="T4">,b=1,2,...,B(3)From equation (3), it is obvious that if the value of the partial/complete solutionC</text:span><text:span text:style-name="T8">b</text:span><text:span text:style-name="T4">, is higher, then its normalized valueO</text:span><text:span text:style-name="T8">b</text:span><text:span text:style-name="T4">, is larger, and vice versa.Using equation (1) and a random </text:span><text:soft-page-break/><text:span text:style-name="T4">number generator, each artificial bee decideswhether to become uncommitted follower or to continue exploring its own solu-tion. If chosen random number is smaler than the calculated probability, then the</text:span></text:p>
      <text:p text:style-name="Standard"><text:span text:style-name="T6">T. Davidovi</text:span> ́<text:span text:style-name="T6">c, D. Teodorovi</text:span> ́<text:span text:style-name="T6">c, M.</text:span>ˇ<text:span text:style-name="T6">Selmi</text:span> ́<text:span text:style-name="T6">c/BCO Part I: The Algorithm Overview</text:span><text:span text:style-name="T4">43bee stays loyal to its own solution. Otherwise, if the random number is greaterthan the probabilityp</text:span><text:span text:style-name="T8">u+1b</text:span><text:span text:style-name="T4">, the bee becomes uncommitted.Let us discuss equation (1) in some more details. A greaterO</text:span><text:span text:style-name="T8">b</text:span><text:span text:style-name="T4">value corre-sponds to a better generated solution, and a higher probability of the bee stayingloyal to the previously discovered solution. The higher index in the forward passincreases the influence of the already discovered solution. This is expressed bythe term u in the denominator of the exponent (equation (1)). In other words, atthe beginning of the search process bees are “braver” when searching the solu-tion space. The more forward passes are made, the less courage they have: aswe approach to the end of the search process, the bees are more focused on thealready known solutions.Some other probability functions are examined in [31], indicating that al-ternative ways to determine loyalty should also be considered since for somecombinatorial problems they may result in faster execution of the BCO algorithm.4.2. Recruiting ProcessFor each uncommitted bee, it is decided which recruiter it will follow, tak-ing into account the quality of all advertised solutions. The probability thatb</text:span>’<text:span text:style-name="T4">spartial/complete solution would be chosen by any uncommitted bee equals:p</text:span><text:span text:style-name="T8">b</text:span><text:span text:style-name="T4">=O</text:span><text:span text:style-name="T8">bR</text:span>∑<text:span text:style-name="T8">k=1</text:span><text:span text:style-name="T4">O</text:span><text:span text:style-name="T8">k</text:span><text:span text:style-name="T4">,b=1,2,...,R(4)whereO</text:span><text:span text:style-name="T8">k</text:span><text:span text:style-name="T4">represents the normalized value for the objective function of thek-thadvertised solution, andRdenotes the number of recruiters. Using equation (4)and a random number generator, each uncommitted follower joins one recruiterthrough a roulette wheel.The roulette wheel is a well-known model of choice. The main inspirationfor its development came from a game-gambling roulette. Any solution can bechosen, and the probability of its selection (the size of a particular slot on theroulette wheel) depends on the quality of that solution, i.e., the value of theobjective function.In practice, the size of the slot on the roulette wheel associated to each solutionis determined by the ratio of the corresponding normalized objective functionvalue and the sum of the normalized objective function values for all advertisedsolutions. On the one hand, a solution with better objective function value has ahigher chance to be selected. On the other hand, there is still a possibility that itwill be eliminated from further search p</text:span><text:span text:style-name="T5">roces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21:29:07.148927317</meta:creation-date>
    <dc:date>2020-03-12T02:05:20.696338817</dc:date>
    <meta:editing-duration>PT27M51S</meta:editing-duration>
    <meta:editing-cycles>1</meta:editing-cycles>
    <meta:document-statistic meta:table-count="0" meta:image-count="0" meta:object-count="0" meta:page-count="4" meta:paragraph-count="26" meta:word-count="1774" meta:character-count="12322" meta:non-whitespace-character-count="10537"/>
    <meta:generator>LibreOffice/6.0.7.3$Linux_X86_64 LibreOffice_project/00m0$Build-3</meta:generator>
  </office:meta>
</office:document-meta>
</file>